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spaceResolver.notifyNamespaceRemoved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amespaceResolver.AbstractName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spaceResolver.AbstractNamespaceResolver( boolean support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amespaceResolver.notifyNamespaceAdded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amespaceResolver.addListener( Namespac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amespaceResolver.removeListener( Namespac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amespaceResolver.notifyNamespaceRemapped( String oldPrefix , String new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